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weight="bold" style:font-weight-asian="bold" style:font-weight-complex="bold"/>
    </style:style>
    <style:style style:name="P3" style:family="paragraph" style:parent-style-name="Standard">
      <style:text-properties fo:language="ru" fo:country="RU" fo:font-weight="normal" style:font-weight-asian="normal" style:font-weight-complex="normal"/>
    </style:style>
    <style:style style:name="P4" style:family="paragraph" style:parent-style-name="Standard" style:list-style-name="L1"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 ПО:</text:p>
      <text:p text:style-name="P1"/>
      <text:p text:style-name="P1">ДерСканер – это ПО, позволяющее генерировать трехмерную модель объекта по его видеоизображению. Оно не требует от пользователя навыков моделлера, не является три дэ редактором и не позволяет редактировать 3д модели. Однако, существующие функции экспорта позволяют загрузить полученную 3д модель в любой 3д редактор.</text:p>
      <text:p text:style-name="P1"/>
      <text:p text:style-name="P1">ДерСканер представляет собой полностью программный 3д сканер, не требующий дополнительного аппаратного обеспечения.</text:p>
      <text:p text:style-name="P1"/>
      <text:p text:style-name="P1">ДерСканер предназначен для быстрого сканирования геометрии объектов в цифровую форму.</text:p>
      <text:p text:style-name="P1"/>
      <text:p text:style-name="P1"/>
      <text:p text:style-name="P2">Возможности:</text:p>
      <text:p text:style-name="P2"/>
      <text:p text:style-name="P3">Импорт видео в форматах мов, ави, мкв, ...</text:p>
      <text:p text:style-name="P1">Экспорт полученных моделей в бреп представления: обж, стл, дмх...</text:p>
      <text:p text:style-name="P1">Экспорт полученных моделей в <text:span text:style-name="T1">вокcельные</text:span> представления: ….</text:p>
      <text:p text:style-name="P1">Сглаживание сканированных мешей. (хз что это)</text:p>
      <text:p text:style-name="P1">Оптимизация сканированных мешей.</text:p>
      <text:p text:style-name="P1"/>
      <text:p text:style-name="P1"/>
      <text:p text:style-name="P2">Типичный сценарий использования:</text:p>
      <text:p text:style-name="P1"/>
      <text:list xml:id="list38384887" text:style-name="L1">
        <text:list-item>
          <text:p text:style-name="P4">Распечатать калибровочную картинку.</text:p>
        </text:list-item>
        <text:list-item>
          <text:p text:style-name="P4">Положить калибровочную картинку рядом с предметом который надо сканировать.</text:p>
        </text:list-item>
        <text:list-item>
          <text:p text:style-name="P4">Снять предмет на видео, с разных сторон, чем продолжительнее видео, тем выше будет качество модели.</text:p>
        </text:list-item>
        <text:list-item>
          <text:p text:style-name="P4">Применить ДерСканер к видео, получить 3д модель.</text:p>
        </text:list-item>
      </text:list>
      <text:p text:style-name="P1"/>
      <text:p text:style-name="P2">Требования к контуперу:</text:p>
      <text:p text:style-name="P1"/>
      <text:p text:style-name="P1">1. Монитор</text:p>
      <text:p text:style-name="P1">2. Контупе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4T19:57:34.10</meta:creation-date>
    <dc:date>2014-01-02T18:24:27.01</dc:date>
    <meta:editing-duration>PT8M38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150" meta:character-count="1114"/>
  </office:meta>
</office:document-meta>
</file>